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4.81541666666667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ora</meta:initial-creator>
    <dc:creator>Marek Janicki</dc:creator>
    <meta:creation-date>2021-06-25T11:14:40Z</meta:creation-date>
    <dc:date>2021-06-28T22:50:26Z</dc:date>
  </office:meta>
</office:document-meta>
</file>